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5-novec" table:style-name="ta1">
        <table:shapes>
          <draw:frame draw:z-index="0" draw:style-name="gr1" draw:text-style-name="P1" svg:width="642.33pt" svg:height="433.7pt" svg:x="24.97pt" svg:y="88.84pt">
            <loext:p draw:notify-on-update-of-ranges="'data-5-novec'.A2:'data-5-novec'.A5 'data-5-novec'.B1:'data-5-novec'.B1 'data-5-novec'.B2:'data-5-novec'.B5 'data-5-novec'.A2:'data-5-novec'.A5 'data-5-novec'.C1:'data-5-novec'.C1 'data-5-novec'.C2:'data-5-novec'.C5 'data-5-novec'.A2:'data-5-novec'.A5 'data-5-novec'.D1:'data-5-novec'.D1 'data-5-novec'.D2:'data-5-novec'.D5 'data-5-novec'.A2:'data-5-novec'.A5 'data-5-novec'.E1:'data-5-novec'.E1 'data-5-novec'.E2:'data-5-novec'.E5 'data-5-novec'.A2:'data-5-novec'.A5 'data-5-novec'.F1:'data-5-novec'.F1 'data-5-novec'.F2:'data-5-novec'.F5 'data-5-novec'.A2:'data-5-novec'.A5 'data-5-novec'.G1:'data-5-novec'.G1 'data-5-novec'.G2:'data-5-novec'.G5 'data-5-novec'.A2:'data-5-novec'.A5 'data-5-novec'.H1:'data-5-novec'.H1 'data-5-novec'.H2:'data-5-novec'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78.95pt" svg:height="403.57pt" svg:x="711.41pt" svg:y="91.87pt">
            <loext:p draw:notify-on-update-of-ranges="'data-5-novec'.B1:'data-5-novec'.H1 'data-5-novec'.A2:'data-5-novec'.A2 'data-5-novec'.B2:'data-5-novec'.H2 'data-5-novec'.B1:'data-5-novec'.H1 'data-5-novec'.A3:'data-5-novec'.A3 'data-5-novec'.B3:'data-5-novec'.H3 'data-5-novec'.B1:'data-5-novec'.H1 'data-5-novec'.A4:'data-5-novec'.A4 'data-5-novec'.B4:'data-5-novec'.H4 'data-5-novec'.B1:'data-5-novec'.H1 'data-5-novec'.A5:'data-5-novec'.A5 'data-5-novec'.B5:'data-5-novec'.H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13.44" calcext:value-type="float">
            <text:p>13.44</text:p>
          </table:table-cell>
          <table:table-cell office:value-type="float" office:value="1.98" calcext:value-type="float">
            <text:p>1.98</text:p>
          </table:table-cell>
          <table:table-cell office:value-type="float" office:value="96.33" calcext:value-type="float">
            <text:p>96.33</text:p>
          </table:table-cell>
          <table:table-cell office:value-type="float" office:value="122.01" calcext:value-type="float">
            <text:p>122.01</text:p>
          </table:table-cell>
          <table:table-cell office:value-type="float" office:value="136.73" calcext:value-type="float">
            <text:p>136.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16.72" calcext:value-type="float">
            <text:p>16.72</text:p>
          </table:table-cell>
          <table:table-cell office:value-type="float" office:value="135.32" calcext:value-type="float">
            <text:p>135.32</text:p>
          </table:table-cell>
          <table:table-cell office:value-type="float" office:value="263.88" calcext:value-type="float">
            <text:p>263.88</text:p>
          </table:table-cell>
          <table:table-cell office:value-type="float" office:value="264.35" calcext:value-type="float">
            <text:p>264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26.89" calcext:value-type="float">
            <text:p>26.89</text:p>
          </table:table-cell>
          <table:table-cell office:value-type="float" office:value="2.98" calcext:value-type="float">
            <text:p>2.98</text:p>
          </table:table-cell>
          <table:table-cell office:value-type="float" office:value="102.15" calcext:value-type="float">
            <text:p>102.15</text:p>
          </table:table-cell>
          <table:table-cell office:value-type="float" office:value="221.39" calcext:value-type="float">
            <text:p>221.39</text:p>
          </table:table-cell>
          <table:table-cell office:value-type="float" office:value="382.3" calcext:value-type="float">
            <text:p>382.3</text:p>
          </table:table-cell>
          <table:table-cell office:value-type="float" office:value="384.54" calcext:value-type="float">
            <text:p>384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24.88" calcext:value-type="float">
            <text:p>24.88</text:p>
          </table:table-cell>
          <table:table-cell office:value-type="float" office:value="12.82" calcext:value-type="float">
            <text:p>12.82</text:p>
          </table:table-cell>
          <table:table-cell office:value-type="float" office:value="17.23" calcext:value-type="float">
            <text:p>17.23</text:p>
          </table:table-cell>
          <table:table-cell office:value-type="float" office:value="129.85" calcext:value-type="float">
            <text:p>129.85</text:p>
          </table:table-cell>
          <table:table-cell office:value-type="float" office:value="504.99" calcext:value-type="float">
            <text:p>504.99</text:p>
          </table:table-cell>
          <table:table-cell office:value-type="float" office:value="507.39" calcext:value-type="float">
            <text:p>507.39</text:p>
          </table:table-cell>
        </table:table-row>
      </table:table>
      <table:table table:name="data-5-vec" table:style-name="ta1">
        <table:shapes>
          <draw:frame draw:z-index="0" draw:style-name="gr1" draw:text-style-name="P1" svg:width="635.1pt" svg:height="369.67pt" svg:x="8.56pt" svg:y="98.65pt">
            <loext:p draw:notify-on-update-of-ranges="'data-5-vec'.A2:'data-5-vec'.A5 'data-5-vec'.B1:'data-5-vec'.B1 'data-5-vec'.B2:'data-5-vec'.B5 'data-5-vec'.A2:'data-5-vec'.A5 'data-5-vec'.C1:'data-5-vec'.C1 'data-5-vec'.C2:'data-5-vec'.C5 'data-5-vec'.A2:'data-5-vec'.A5 'data-5-vec'.D1:'data-5-vec'.D1 'data-5-vec'.D2:'data-5-vec'.D5 'data-5-vec'.A2:'data-5-vec'.A5 'data-5-vec'.E1:'data-5-vec'.E1 'data-5-vec'.E2:'data-5-vec'.E5 'data-5-vec'.A2:'data-5-vec'.A5 'data-5-vec'.F1:'data-5-vec'.F1 'data-5-vec'.F2:'data-5-vec'.F5 'data-5-vec'.A2:'data-5-vec'.A5 'data-5-vec'.G1:'data-5-vec'.G1 'data-5-vec'.G2:'data-5-vec'.G5 'data-5-vec'.A2:'data-5-vec'.A5 'data-5-vec'.H1:'data-5-vec'.H1 'data-5-vec'.H2:'data-5-vec'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6.53pt" svg:height="361.39pt" svg:x="670.17pt" svg:y="96.38pt">
            <loext:p draw:notify-on-update-of-ranges="'data-5-vec'.B1:'data-5-vec'.H1 'data-5-vec'.A2:'data-5-vec'.A2 'data-5-vec'.B2:'data-5-vec'.H2 'data-5-vec'.B1:'data-5-vec'.H1 'data-5-vec'.A3:'data-5-vec'.A3 'data-5-vec'.B3:'data-5-vec'.H3 'data-5-vec'.B1:'data-5-vec'.H1 'data-5-vec'.A4:'data-5-vec'.A4 'data-5-vec'.B4:'data-5-vec'.H4 'data-5-vec'.B1:'data-5-vec'.H1 'data-5-vec'.A5:'data-5-vec'.A5 'data-5-vec'.B5:'data-5-vec'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7" calcext:value-type="float">
            <text:p>7.57</text:p>
          </table:table-cell>
          <table:table-cell office:value-type="float" office:value="3.52" calcext:value-type="float">
            <text:p>3.52</text:p>
          </table:table-cell>
          <table:table-cell office:value-type="float" office:value="39.05" calcext:value-type="float">
            <text:p>39.05</text:p>
          </table:table-cell>
          <table:table-cell office:value-type="float" office:value="17.3" calcext:value-type="float">
            <text:p>17.3</text:p>
          </table:table-cell>
          <table:table-cell office:value-type="float" office:value="101.55" calcext:value-type="float">
            <text:p>101.55</text:p>
          </table:table-cell>
          <table:table-cell office:value-type="float" office:value="289.67" calcext:value-type="float">
            <text:p>289.67</text:p>
          </table:table-cell>
          <table:table-cell office:value-type="float" office:value="287.25" calcext:value-type="float">
            <text:p>28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  <table:table-cell office:value-type="float" office:value="46.97" calcext:value-type="float">
            <text:p>46.97</text:p>
          </table:table-cell>
          <table:table-cell office:value-type="float" office:value="128.54" calcext:value-type="float">
            <text:p>128.54</text:p>
          </table:table-cell>
          <table:table-cell office:value-type="float" office:value="347.1" calcext:value-type="float">
            <text:p>347.1</text:p>
          </table:table-cell>
          <table:table-cell office:value-type="float" office:value="535.56" calcext:value-type="float">
            <text:p>535.56</text:p>
          </table:table-cell>
          <table:table-cell office:value-type="float" office:value="543.8" calcext:value-type="float">
            <text:p>543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1.45" calcext:value-type="float">
            <text:p>1.45</text:p>
          </table:table-cell>
          <table:table-cell office:value-type="float" office:value="2.95" calcext:value-type="float">
            <text:p>2.95</text:p>
          </table:table-cell>
          <table:table-cell office:value-type="float" office:value="20.89" calcext:value-type="float">
            <text:p>20.89</text:p>
          </table:table-cell>
          <table:table-cell office:value-type="float" office:value="190.15" calcext:value-type="float">
            <text:p>190.15</text:p>
          </table:table-cell>
          <table:table-cell office:value-type="float" office:value="769.03" calcext:value-type="float">
            <text:p>769.03</text:p>
          </table:table-cell>
          <table:table-cell office:value-type="float" office:value="767.84" calcext:value-type="float">
            <text:p>767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" calcext:value-type="float">
            <text:p>2.82</text:p>
          </table:table-cell>
          <table:table-cell office:value-type="float" office:value="0.75" calcext:value-type="float">
            <text:p>0.75</text:p>
          </table:table-cell>
          <table:table-cell office:value-type="float" office:value="52.04" calcext:value-type="float">
            <text:p>52.04</text:p>
          </table:table-cell>
          <table:table-cell office:value-type="float" office:value="268.87" calcext:value-type="float">
            <text:p>268.87</text:p>
          </table:table-cell>
          <table:table-cell office:value-type="float" office:value="327.99" calcext:value-type="float">
            <text:p>327.99</text:p>
          </table:table-cell>
          <table:table-cell office:value-type="float" office:value="993.33" calcext:value-type="float">
            <text:p>993.33</text:p>
          </table:table-cell>
          <table:table-cell office:value-type="float" office:value="996.93" calcext:value-type="float">
            <text:p>996.93</text:p>
          </table:table-cell>
        </table:table-row>
      </table:table>
      <table:table table:name="Compare" table:style-name="ta1">
        <table:shapes>
          <draw:frame draw:z-index="0" draw:style-name="gr1" draw:text-style-name="P1" svg:width="642.33pt" svg:height="433.7pt" svg:x="0.37pt" svg:y="0pt">
            <loext:p draw:notify-on-update-of-ranges="'data-5-novec'.A2:'data-5-novec'.A5 'data-5-novec'.B1:'data-5-novec'.B1 'data-5-novec'.B2:'data-5-novec'.B5 'data-5-novec'.A2:'data-5-novec'.A5 'data-5-novec'.C1:'data-5-novec'.C1 'data-5-novec'.C2:'data-5-novec'.C5 'data-5-novec'.A2:'data-5-novec'.A5 'data-5-novec'.D1:'data-5-novec'.D1 'data-5-novec'.D2:'data-5-novec'.D5 'data-5-novec'.A2:'data-5-novec'.A5 'data-5-novec'.E1:'data-5-novec'.E1 'data-5-novec'.E2:'data-5-novec'.E5 'data-5-novec'.A2:'data-5-novec'.A5 'data-5-novec'.F1:'data-5-novec'.F1 'data-5-novec'.F2:'data-5-novec'.F5 'data-5-novec'.A2:'data-5-novec'.A5 'data-5-novec'.G1:'data-5-novec'.G1 'data-5-novec'.G2:'data-5-novec'.G5 'data-5-novec'.A2:'data-5-novec'.A5 'data-5-novec'.H1:'data-5-novec'.H1 'data-5-novec'.H2:'data-5-novec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78.95pt" svg:height="403.57pt" svg:x="686.81pt" svg:y="3.03pt">
            <loext:p draw:notify-on-update-of-ranges="'data-5-novec'.B1:'data-5-novec'.H1 'data-5-novec'.A2:'data-5-novec'.A2 'data-5-novec'.B2:'data-5-novec'.H2 'data-5-novec'.B1:'data-5-novec'.H1 'data-5-novec'.A3:'data-5-novec'.A3 'data-5-novec'.B3:'data-5-novec'.H3 'data-5-novec'.B1:'data-5-novec'.H1 'data-5-novec'.A4:'data-5-novec'.A4 'data-5-novec'.B4:'data-5-novec'.H4 'data-5-novec'.B1:'data-5-novec'.H1 'data-5-novec'.A5:'data-5-novec'.A5 'data-5-novec'.B5:'data-5-novec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35.1pt" svg:height="369.67pt" svg:x="0.37pt" svg:y="501.48pt">
            <loext:p draw:notify-on-update-of-ranges="'data-5-vec'.A2:'data-5-vec'.A5 'data-5-vec'.B1:'data-5-vec'.B1 'data-5-vec'.B2:'data-5-vec'.B5 'data-5-vec'.A2:'data-5-vec'.A5 'data-5-vec'.C1:'data-5-vec'.C1 'data-5-vec'.C2:'data-5-vec'.C5 'data-5-vec'.A2:'data-5-vec'.A5 'data-5-vec'.D1:'data-5-vec'.D1 'data-5-vec'.D2:'data-5-vec'.D5 'data-5-vec'.A2:'data-5-vec'.A5 'data-5-vec'.E1:'data-5-vec'.E1 'data-5-vec'.E2:'data-5-vec'.E5 'data-5-vec'.A2:'data-5-vec'.A5 'data-5-vec'.F1:'data-5-vec'.F1 'data-5-vec'.F2:'data-5-vec'.F5 'data-5-vec'.A2:'data-5-vec'.A5 'data-5-vec'.G1:'data-5-vec'.G1 'data-5-vec'.G2:'data-5-vec'.G5 'data-5-vec'.A2:'data-5-vec'.A5 'data-5-vec'.H1:'data-5-vec'.H1 'data-5-vec'.H2:'data-5-vec'.H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566.53pt" svg:height="361.39pt" svg:x="661.97pt" svg:y="499.21pt">
            <loext:p draw:notify-on-update-of-ranges="'data-5-vec'.B1:'data-5-vec'.H1 'data-5-vec'.A2:'data-5-vec'.A2 'data-5-vec'.B2:'data-5-vec'.H2 'data-5-vec'.B1:'data-5-vec'.H1 'data-5-vec'.A3:'data-5-vec'.A3 'data-5-vec'.B3:'data-5-vec'.H3 'data-5-vec'.B1:'data-5-vec'.H1 'data-5-vec'.A4:'data-5-vec'.A4 'data-5-vec'.B4:'data-5-vec'.H4 'data-5-vec'.B1:'data-5-vec'.H1 'data-5-vec'.A5:'data-5-vec'.A5 'data-5-vec'.B5:'data-5-vec'.H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7:43:37.86885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2:25.191894468</dc:date>
    <meta:editing-duration>PT3H12M20S</meta:editing-duration>
    <meta:editing-cycles>7</meta:editing-cycles>
    <meta:generator>LibreOffice/5.1.6.2$Linux_X86_64 LibreOffice_project/10m0$Build-2</meta:generator>
    <meta:document-statistic meta:table-count="3" meta:cell-count="7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406cm" svg:height="13.042cm" xlink:href=".." xlink:type="simple" chart:class="chart:scatter" chart:style-name="ch1">
        <chart:title svg:x="6.251cm" svg:y="0.396cm" chart:style-name="ch2">
          <text:p>Performance vs. Number of Threads (Vectorized)</text:p>
        </chart:title>
        <chart:subtitle svg:x="8.513cm" svg:y="1.435cm" chart:style-name="ch3">
          <text:p>with constant data size curves</text:p>
        </chart:subtitle>
        <chart:legend chart:legend-position="end" svg:x="19.395cm" svg:y="4.728cm" style:legend-expansion="high" chart:style-name="ch4"/>
        <chart:plot-area chart:style-name="ch5" table:cell-range-address="'data-5-vec'.A2:'data-5-vec'.H5 'data-5-vec'.B1:'data-5-vec'.H1" chart:data-source-has-labels="row" svg:x="1.459cm" svg:y="2.378cm" svg:width="17.488cm" svg:height="9.423cm">
          <chartooo:coordinate-region svg:x="2.266cm" svg:y="2.577cm" svg:width="16.256cm" svg:height="8.577cm"/>
          <chart:axis chart:dimension="x" chart:name="primary-x" chart:style-name="ch6">
            <chart:title svg:x="8.77cm" svg:y="12.061cm" chart:style-name="ch7">
              <text:p>Number of Threads</text:p>
            </chart:title>
          </chart:axis>
          <chart:axis chart:dimension="y" chart:name="primary-y" chart:style-name="ch6">
            <chart:title svg:x="0.451cm" svg:y="9.422cm" chart:style-name="ch8">
              <text:p>Mega SquareRoot per Seconds</text:p>
            </chart:title>
            <chart:grid chart:style-name="ch9" chart:class="major"/>
          </chart:axis>
          <chart:series chart:style-name="ch10" chart:values-cell-range-address="'data-5-vec'.B2:'data-5-vec'.B5" chart:label-cell-address="'data-5-vec'.B1:'data-5-vec'.B1" chart:class="chart:scatter">
            <chart:domain table:cell-range-address="'data-5-vec'.A2:'data-5-vec'.A5"/>
            <chart:data-point chart:repeated="4"/>
          </chart:series>
          <chart:series chart:style-name="ch11" chart:values-cell-range-address="'data-5-vec'.C2:'data-5-vec'.C5" chart:label-cell-address="'data-5-vec'.C1:'data-5-vec'.C1" chart:class="chart:scatter">
            <chart:data-point chart:repeated="4"/>
          </chart:series>
          <chart:series chart:style-name="ch12" chart:values-cell-range-address="'data-5-vec'.D2:'data-5-vec'.D5" chart:label-cell-address="'data-5-vec'.D1:'data-5-vec'.D1" chart:class="chart:scatter">
            <chart:data-point chart:repeated="4"/>
          </chart:series>
          <chart:series chart:style-name="ch13" chart:values-cell-range-address="'data-5-vec'.E2:'data-5-vec'.E5" chart:label-cell-address="'data-5-vec'.E1:'data-5-vec'.E1" chart:class="chart:scatter">
            <chart:data-point chart:repeated="4"/>
          </chart:series>
          <chart:series chart:style-name="ch14" chart:values-cell-range-address="'data-5-vec'.F2:'data-5-vec'.F5" chart:label-cell-address="'data-5-vec'.F1:'data-5-vec'.F1" chart:class="chart:scatter">
            <chart:data-point chart:repeated="4"/>
          </chart:series>
          <chart:series chart:style-name="ch15" chart:values-cell-range-address="'data-5-vec'.G2:'data-5-vec'.G5" chart:label-cell-address="'data-5-vec'.G1:'data-5-vec'.G1" chart:class="chart:scatter">
            <chart:data-point chart:repeated="4"/>
          </chart:series>
          <chart:series chart:style-name="ch16" chart:values-cell-range-address="'data-5-vec'.H2:'data-5-vec'.H5" chart:label-cell-address="'data-5-vec'.H1:'data-5-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5-vec'.B1:'data-5-vec'.B1</svg:desc>
                </draw:g>
              </table:table-cell>
              <table:table-cell office:value-type="string">
                <text:p>5000</text:p>
                <draw:g>
                  <svg:desc>'data-5-vec'.C1:'data-5-vec'.C1</svg:desc>
                </draw:g>
              </table:table-cell>
              <table:table-cell office:value-type="string">
                <text:p>10000</text:p>
                <draw:g>
                  <svg:desc>'data-5-vec'.D1:'data-5-vec'.D1</svg:desc>
                </draw:g>
              </table:table-cell>
              <table:table-cell office:value-type="string">
                <text:p>100000</text:p>
                <draw:g>
                  <svg:desc>'data-5-vec'.E1:'data-5-vec'.E1</svg:desc>
                </draw:g>
              </table:table-cell>
              <table:table-cell office:value-type="string">
                <text:p>1000000</text:p>
                <draw:g>
                  <svg:desc>'data-5-vec'.F1:'data-5-vec'.F1</svg:desc>
                </draw:g>
              </table:table-cell>
              <table:table-cell office:value-type="string">
                <text:p>64000000</text:p>
                <draw:g>
                  <svg:desc>'data-5-vec'.G1:'data-5-vec'.G1</svg:desc>
                </draw:g>
              </table:table-cell>
              <table:table-cell office:value-type="string">
                <text:p>100000000</text:p>
                <draw:g>
                  <svg:desc>'data-5-vec'.H1:'data-5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5-vec'.A2:'data-5-vec'.A5</svg:desc>
                </draw:g>
              </table:table-cell>
              <table:table-cell office:value-type="float" office:value="7.57">
                <text:p>7.57</text:p>
                <draw:g>
                  <svg:desc>'data-5-vec'.B2:'data-5-vec'.B5</svg:desc>
                </draw:g>
              </table:table-cell>
              <table:table-cell office:value-type="float" office:value="3.52">
                <text:p>3.52</text:p>
                <draw:g>
                  <svg:desc>'data-5-vec'.C2:'data-5-vec'.C5</svg:desc>
                </draw:g>
              </table:table-cell>
              <table:table-cell office:value-type="float" office:value="39.05">
                <text:p>39.05</text:p>
                <draw:g>
                  <svg:desc>'data-5-vec'.D2:'data-5-vec'.D5</svg:desc>
                </draw:g>
              </table:table-cell>
              <table:table-cell office:value-type="float" office:value="17.3">
                <text:p>17.3</text:p>
                <draw:g>
                  <svg:desc>'data-5-vec'.E2:'data-5-vec'.E5</svg:desc>
                </draw:g>
              </table:table-cell>
              <table:table-cell office:value-type="float" office:value="101.55">
                <text:p>101.55</text:p>
                <draw:g>
                  <svg:desc>'data-5-vec'.F2:'data-5-vec'.F5</svg:desc>
                </draw:g>
              </table:table-cell>
              <table:table-cell office:value-type="float" office:value="289.67">
                <text:p>289.67</text:p>
                <draw:g>
                  <svg:desc>'data-5-vec'.G2:'data-5-vec'.G5</svg:desc>
                </draw:g>
              </table:table-cell>
              <table:table-cell office:value-type="float" office:value="287.25">
                <text:p>287.25</text:p>
                <draw:g>
                  <svg:desc>'data-5-vec'.H2:'data-5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71">
                <text:p>0.71</text:p>
              </table:table-cell>
              <table:table-cell office:value-type="float" office:value="46.97">
                <text:p>46.97</text:p>
              </table:table-cell>
              <table:table-cell office:value-type="float" office:value="128.54">
                <text:p>128.54</text:p>
              </table:table-cell>
              <table:table-cell office:value-type="float" office:value="347.1">
                <text:p>347.1</text:p>
              </table:table-cell>
              <table:table-cell office:value-type="float" office:value="535.56">
                <text:p>535.56</text:p>
              </table:table-cell>
              <table:table-cell office:value-type="float" office:value="543.8">
                <text:p>5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  <table:table-cell office:value-type="float" office:value="1.45">
                <text:p>1.45</text:p>
              </table:table-cell>
              <table:table-cell office:value-type="float" office:value="2.95">
                <text:p>2.95</text:p>
              </table:table-cell>
              <table:table-cell office:value-type="float" office:value="20.89">
                <text:p>20.89</text:p>
              </table:table-cell>
              <table:table-cell office:value-type="float" office:value="190.15">
                <text:p>190.15</text:p>
              </table:table-cell>
              <table:table-cell office:value-type="float" office:value="769.03">
                <text:p>769.03</text:p>
              </table:table-cell>
              <table:table-cell office:value-type="float" office:value="767.84">
                <text:p>767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2">
                <text:p>2.82</text:p>
              </table:table-cell>
              <table:table-cell office:value-type="float" office:value="0.75">
                <text:p>0.75</text:p>
              </table:table-cell>
              <table:table-cell office:value-type="float" office:value="52.04">
                <text:p>52.04</text:p>
              </table:table-cell>
              <table:table-cell office:value-type="float" office:value="268.87">
                <text:p>268.87</text:p>
              </table:table-cell>
              <table:table-cell office:value-type="float" office:value="327.99">
                <text:p>327.99</text:p>
              </table:table-cell>
              <table:table-cell office:value-type="float" office:value="993.33">
                <text:p>993.33</text:p>
              </table:table-cell>
              <table:table-cell office:value-type="float" office:value="996.93">
                <text:p>996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661cm" svg:height="15.301cm" xlink:href=".." xlink:type="simple" chart:class="chart:scatter" chart:style-name="ch1">
        <chart:title svg:x="6.048cm" svg:y="0.442cm" chart:style-name="ch2">
          <text:p>Performance vs. Number of Threads (No vectorized)</text:p>
        </chart:title>
        <chart:subtitle svg:x="8.64cm" svg:y="1.527cm" chart:style-name="ch3">
          <text:p>with constant data size curves</text:p>
        </chart:subtitle>
        <chart:legend chart:legend-position="end" svg:x="19.65cm" svg:y="5.857cm" style:legend-expansion="high" chart:style-name="ch4"/>
        <chart:plot-area chart:style-name="ch5" table:cell-range-address="'data-5-novec'.A2:'data-5-novec'.H5 'data-5-novec'.B1:'data-5-novec'.H1" chart:data-source-has-labels="row" svg:x="1.464cm" svg:y="2.516cm" svg:width="17.733cm" svg:height="11.498cm">
          <chartooo:coordinate-region svg:x="2.271cm" svg:y="2.715cm" svg:width="16.686cm" svg:height="10.652cm"/>
          <chart:axis chart:dimension="x" chart:name="primary-x" chart:style-name="ch6">
            <chart:title svg:x="8.897cm" svg:y="14.32cm" chart:style-name="ch7">
              <text:p>Number of Threads</text:p>
            </chart:title>
          </chart:axis>
          <chart:axis chart:dimension="y" chart:name="primary-y" chart:style-name="ch6">
            <chart:title svg:x="0.451cm" svg:y="10.518cm" chart:style-name="ch8">
              <text:p>Mega SquareRoot per Second</text:p>
            </chart:title>
            <chart:grid chart:style-name="ch9" chart:class="major"/>
          </chart:axis>
          <chart:series chart:style-name="ch10" chart:values-cell-range-address="'data-5-novec'.B2:'data-5-novec'.B5" chart:label-cell-address="'data-5-novec'.B1:'data-5-novec'.B1" chart:class="chart:scatter">
            <chart:domain table:cell-range-address="'data-5-novec'.A2:'data-5-novec'.A5"/>
            <chart:data-point chart:repeated="4"/>
          </chart:series>
          <chart:series chart:style-name="ch11" chart:values-cell-range-address="'data-5-novec'.C2:'data-5-novec'.C5" chart:label-cell-address="'data-5-novec'.C1:'data-5-novec'.C1" chart:class="chart:scatter">
            <chart:data-point chart:repeated="4"/>
          </chart:series>
          <chart:series chart:style-name="ch12" chart:values-cell-range-address="'data-5-novec'.D2:'data-5-novec'.D5" chart:label-cell-address="'data-5-novec'.D1:'data-5-novec'.D1" chart:class="chart:scatter">
            <chart:data-point chart:repeated="4"/>
          </chart:series>
          <chart:series chart:style-name="ch13" chart:values-cell-range-address="'data-5-novec'.E2:'data-5-novec'.E5" chart:label-cell-address="'data-5-novec'.E1:'data-5-novec'.E1" chart:class="chart:scatter">
            <chart:data-point chart:repeated="4"/>
          </chart:series>
          <chart:series chart:style-name="ch14" chart:values-cell-range-address="'data-5-novec'.F2:'data-5-novec'.F5" chart:label-cell-address="'data-5-novec'.F1:'data-5-novec'.F1" chart:class="chart:scatter">
            <chart:data-point chart:repeated="4"/>
          </chart:series>
          <chart:series chart:style-name="ch15" chart:values-cell-range-address="'data-5-novec'.G2:'data-5-novec'.G5" chart:label-cell-address="'data-5-novec'.G1:'data-5-novec'.G1" chart:class="chart:scatter">
            <chart:data-point chart:repeated="4"/>
          </chart:series>
          <chart:series chart:style-name="ch16" chart:values-cell-range-address="'data-5-novec'.H2:'data-5-novec'.H5" chart:label-cell-address="'data-5-novec'.H1:'data-5-novec'.H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5-novec'.B1:'data-5-novec'.B1</svg:desc>
                </draw:g>
              </table:table-cell>
              <table:table-cell office:value-type="string">
                <text:p>5000</text:p>
                <draw:g>
                  <svg:desc>'data-5-novec'.C1:'data-5-novec'.C1</svg:desc>
                </draw:g>
              </table:table-cell>
              <table:table-cell office:value-type="string">
                <text:p>10000</text:p>
                <draw:g>
                  <svg:desc>'data-5-novec'.D1:'data-5-novec'.D1</svg:desc>
                </draw:g>
              </table:table-cell>
              <table:table-cell office:value-type="string">
                <text:p>100000</text:p>
                <draw:g>
                  <svg:desc>'data-5-novec'.E1:'data-5-novec'.E1</svg:desc>
                </draw:g>
              </table:table-cell>
              <table:table-cell office:value-type="string">
                <text:p>1000000</text:p>
                <draw:g>
                  <svg:desc>'data-5-novec'.F1:'data-5-novec'.F1</svg:desc>
                </draw:g>
              </table:table-cell>
              <table:table-cell office:value-type="string">
                <text:p>64000000</text:p>
                <draw:g>
                  <svg:desc>'data-5-novec'.G1:'data-5-novec'.G1</svg:desc>
                </draw:g>
              </table:table-cell>
              <table:table-cell office:value-type="string">
                <text:p>100000000</text:p>
                <draw:g>
                  <svg:desc>'data-5-novec'.H1:'data-5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5-novec'.A2:'data-5-novec'.A5</svg:desc>
                </draw:g>
              </table:table-cell>
              <table:table-cell office:value-type="float" office:value="1.62">
                <text:p>1.62</text:p>
                <draw:g>
                  <svg:desc>'data-5-novec'.B2:'data-5-novec'.B5</svg:desc>
                </draw:g>
              </table:table-cell>
              <table:table-cell office:value-type="float" office:value="13.44">
                <text:p>13.44</text:p>
                <draw:g>
                  <svg:desc>'data-5-novec'.C2:'data-5-novec'.C5</svg:desc>
                </draw:g>
              </table:table-cell>
              <table:table-cell office:value-type="float" office:value="1.98">
                <text:p>1.98</text:p>
                <draw:g>
                  <svg:desc>'data-5-novec'.D2:'data-5-novec'.D5</svg:desc>
                </draw:g>
              </table:table-cell>
              <table:table-cell office:value-type="float" office:value="96.33">
                <text:p>96.33</text:p>
                <draw:g>
                  <svg:desc>'data-5-novec'.E2:'data-5-novec'.E5</svg:desc>
                </draw:g>
              </table:table-cell>
              <table:table-cell office:value-type="float" office:value="122.01">
                <text:p>122.01</text:p>
                <draw:g>
                  <svg:desc>'data-5-novec'.F2:'data-5-novec'.F5</svg:desc>
                </draw:g>
              </table:table-cell>
              <table:table-cell office:value-type="float" office:value="136.73">
                <text:p>136.73</text:p>
                <draw:g>
                  <svg:desc>'data-5-novec'.G2:'data-5-novec'.G5</svg:desc>
                </draw:g>
              </table:table-cell>
              <table:table-cell office:value-type="float" office:value="137">
                <text:p>137</text:p>
                <draw:g>
                  <svg:desc>'data-5-novec'.H2:'data-5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16.72">
                <text:p>16.72</text:p>
              </table:table-cell>
              <table:table-cell office:value-type="float" office:value="135.32">
                <text:p>135.32</text:p>
              </table:table-cell>
              <table:table-cell office:value-type="float" office:value="263.88">
                <text:p>263.88</text:p>
              </table:table-cell>
              <table:table-cell office:value-type="float" office:value="264.35">
                <text:p>26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26.89">
                <text:p>26.89</text:p>
              </table:table-cell>
              <table:table-cell office:value-type="float" office:value="2.98">
                <text:p>2.98</text:p>
              </table:table-cell>
              <table:table-cell office:value-type="float" office:value="102.15">
                <text:p>102.15</text:p>
              </table:table-cell>
              <table:table-cell office:value-type="float" office:value="221.39">
                <text:p>221.39</text:p>
              </table:table-cell>
              <table:table-cell office:value-type="float" office:value="382.3">
                <text:p>382.3</text:p>
              </table:table-cell>
              <table:table-cell office:value-type="float" office:value="384.54">
                <text:p>38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24.88">
                <text:p>24.88</text:p>
              </table:table-cell>
              <table:table-cell office:value-type="float" office:value="12.82">
                <text:p>12.82</text:p>
              </table:table-cell>
              <table:table-cell office:value-type="float" office:value="17.23">
                <text:p>17.23</text:p>
              </table:table-cell>
              <table:table-cell office:value-type="float" office:value="129.85">
                <text:p>129.85</text:p>
              </table:table-cell>
              <table:table-cell office:value-type="float" office:value="504.99">
                <text:p>504.99</text:p>
              </table:table-cell>
              <table:table-cell office:value-type="float" office:value="507.39">
                <text:p>507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87cm" svg:height="12.75cm" xlink:href=".." xlink:type="simple" chart:class="chart:scatter" chart:style-name="ch1">
        <chart:title svg:x="5.967cm" svg:y="0.391cm" chart:style-name="ch2">
          <text:p>Performance vs. Data Size (Vectorized)</text:p>
        </chart:title>
        <chart:subtitle svg:x="6.51cm" svg:y="1.425cm" chart:style-name="ch3">
          <text:p>with constant number of threads curves</text:p>
        </chart:subtitle>
        <chart:legend chart:legend-position="end" svg:x="18.458cm" svg:y="5.329cm" style:legend-expansion="high" chart:style-name="ch4"/>
        <chart:plot-area chart:style-name="ch5" table:cell-range-address="'data-5-vec'.B1:'data-5-vec'.H5 'data-5-vec'.A2:'data-5-vec'.A5" chart:data-source-has-labels="column" svg:x="1.41cm" svg:y="2.363cm" svg:width="16.649cm" svg:height="9.151cm">
          <chartooo:coordinate-region svg:x="2.217cm" svg:y="2.563cm" svg:width="14.822cm" svg:height="8.304cm"/>
          <chart:axis chart:dimension="x" chart:name="primary-x" chart:style-name="ch6">
            <chart:title svg:x="7.957cm" svg:y="11.769cm" chart:style-name="ch7">
              <text:p>Array Size (in elements)</text:p>
            </chart:title>
          </chart:axis>
          <chart:axis chart:dimension="y" chart:name="primary-y" chart:style-name="ch6">
            <chart:title svg:x="0.451cm" svg:y="9.191cm" chart:style-name="ch8">
              <text:p>Mega SquareRoot per Second</text:p>
            </chart:title>
            <chart:grid chart:style-name="ch9" chart:class="major"/>
          </chart:axis>
          <chart:series chart:style-name="ch10" chart:values-cell-range-address="'data-5-vec'.B2:'data-5-vec'.H2" chart:label-cell-address="'data-5-vec'.A2:'data-5-vec'.A2" chart:class="chart:scatter">
            <chart:domain table:cell-range-address="'data-5-vec'.B1:'data-5-vec'.H1"/>
            <chart:data-point chart:repeated="7"/>
          </chart:series>
          <chart:series chart:style-name="ch11" chart:values-cell-range-address="'data-5-vec'.B3:'data-5-vec'.H3" chart:label-cell-address="'data-5-vec'.A3:'data-5-vec'.A3" chart:class="chart:scatter">
            <chart:data-point chart:repeated="7"/>
          </chart:series>
          <chart:series chart:style-name="ch12" chart:values-cell-range-address="'data-5-vec'.B4:'data-5-vec'.H4" chart:label-cell-address="'data-5-vec'.A4:'data-5-vec'.A4" chart:class="chart:scatter">
            <chart:data-point chart:repeated="7"/>
          </chart:series>
          <chart:series chart:style-name="ch13" chart:values-cell-range-address="'data-5-vec'.B5:'data-5-vec'.H5" chart:label-cell-address="'data-5-vec'.A5:'data-5-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5-vec'.B1:'data-5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5-vec'.A2:'data-5-vec'.A2</svg:desc>
                </draw:g>
              </table:table-cell>
              <table:table-cell office:value-type="float" office:value="7.57">
                <text:p>7.57</text:p>
                <draw:g>
                  <svg:desc>'data-5-vec'.B2:'data-5-vec'.H2</svg:desc>
                </draw:g>
              </table:table-cell>
              <table:table-cell office:value-type="float" office:value="3.52">
                <text:p>3.52</text:p>
              </table:table-cell>
              <table:table-cell office:value-type="float" office:value="39.05">
                <text:p>39.05</text:p>
              </table:table-cell>
              <table:table-cell office:value-type="float" office:value="17.3">
                <text:p>17.3</text:p>
              </table:table-cell>
              <table:table-cell office:value-type="float" office:value="101.55">
                <text:p>101.55</text:p>
              </table:table-cell>
              <table:table-cell office:value-type="float" office:value="289.67">
                <text:p>289.67</text:p>
              </table:table-cell>
              <table:table-cell office:value-type="float" office:value="287.25">
                <text:p>287.25</text:p>
              </table:table-cell>
            </table:table-row>
            <table:table-row>
              <table:table-cell office:value-type="string">
                <text:p>2</text:p>
                <draw:g>
                  <svg:desc>'data-5-vec'.A3:'data-5-vec'.A3</svg:desc>
                </draw:g>
              </table:table-cell>
              <table:table-cell office:value-type="float" office:value="0.16">
                <text:p>0.16</text:p>
                <draw:g>
                  <svg:desc>'data-5-vec'.B3:'data-5-vec'.H3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46.97">
                <text:p>46.97</text:p>
              </table:table-cell>
              <table:table-cell office:value-type="float" office:value="128.54">
                <text:p>128.54</text:p>
              </table:table-cell>
              <table:table-cell office:value-type="float" office:value="347.1">
                <text:p>347.1</text:p>
              </table:table-cell>
              <table:table-cell office:value-type="float" office:value="535.56">
                <text:p>535.56</text:p>
              </table:table-cell>
              <table:table-cell office:value-type="float" office:value="543.8">
                <text:p>543.8</text:p>
              </table:table-cell>
            </table:table-row>
            <table:table-row>
              <table:table-cell office:value-type="string">
                <text:p>3</text:p>
                <draw:g>
                  <svg:desc>'data-5-vec'.A4:'data-5-vec'.A4</svg:desc>
                </draw:g>
              </table:table-cell>
              <table:table-cell office:value-type="float" office:value="3.05">
                <text:p>3.05</text:p>
                <draw:g>
                  <svg:desc>'data-5-vec'.B4:'data-5-vec'.H4</svg:desc>
                </draw:g>
              </table:table-cell>
              <table:table-cell office:value-type="float" office:value="1.45">
                <text:p>1.45</text:p>
              </table:table-cell>
              <table:table-cell office:value-type="float" office:value="2.95">
                <text:p>2.95</text:p>
              </table:table-cell>
              <table:table-cell office:value-type="float" office:value="20.89">
                <text:p>20.89</text:p>
              </table:table-cell>
              <table:table-cell office:value-type="float" office:value="190.15">
                <text:p>190.15</text:p>
              </table:table-cell>
              <table:table-cell office:value-type="float" office:value="769.03">
                <text:p>769.03</text:p>
              </table:table-cell>
              <table:table-cell office:value-type="float" office:value="767.84">
                <text:p>767.84</text:p>
              </table:table-cell>
            </table:table-row>
            <table:table-row>
              <table:table-cell office:value-type="string">
                <text:p>4</text:p>
                <draw:g>
                  <svg:desc>'data-5-vec'.A5:'data-5-vec'.A5</svg:desc>
                </draw:g>
              </table:table-cell>
              <table:table-cell office:value-type="float" office:value="2.82">
                <text:p>2.82</text:p>
                <draw:g>
                  <svg:desc>'data-5-vec'.B5:'data-5-vec'.H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52.04">
                <text:p>52.04</text:p>
              </table:table-cell>
              <table:table-cell office:value-type="float" office:value="268.87">
                <text:p>268.87</text:p>
              </table:table-cell>
              <table:table-cell office:value-type="float" office:value="327.99">
                <text:p>327.99</text:p>
              </table:table-cell>
              <table:table-cell office:value-type="float" office:value="993.33">
                <text:p>993.33</text:p>
              </table:table-cell>
              <table:table-cell office:value-type="float" office:value="996.93">
                <text:p>996.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5cm" svg:height="14.238cm" xlink:href=".." xlink:type="simple" chart:class="chart:scatter" chart:style-name="ch1">
        <chart:title svg:x="5.788cm" svg:y="0.42cm" chart:style-name="ch2">
          <text:p>Performance vs. Data Size (No vectorized)</text:p>
        </chart:title>
        <chart:subtitle svg:x="6.729cm" svg:y="1.483cm" chart:style-name="ch3">
          <text:p>with constant number of threads curves</text:p>
        </chart:subtitle>
        <chart:legend chart:legend-position="end" svg:x="18.896cm" svg:y="6.073cm" style:legend-expansion="high" chart:style-name="ch4"/>
        <chart:plot-area chart:style-name="ch5" table:cell-range-address="'data-5-novec'.B1:'data-5-novec'.H5 'data-5-novec'.A2:'data-5-novec'.A5" chart:data-source-has-labels="column" svg:x="1.419cm" svg:y="2.45cm" svg:width="17.069cm" svg:height="10.523cm">
          <chartooo:coordinate-region svg:x="2.226cm" svg:y="2.649cm" svg:width="15.427cm" svg:height="9.677cm"/>
          <chart:axis chart:dimension="x" chart:name="primary-x" chart:style-name="ch6">
            <chart:title svg:x="8.176cm" svg:y="13.257cm" chart:style-name="ch7">
              <text:p>Array Size (in elements)</text:p>
            </chart:title>
          </chart:axis>
          <chart:axis chart:dimension="y" chart:name="primary-y" chart:style-name="ch6">
            <chart:title svg:x="0.451cm" svg:y="9.964cm" chart:style-name="ch8">
              <text:p>Mega SquareRoot per Second</text:p>
            </chart:title>
            <chart:grid chart:style-name="ch9" chart:class="major"/>
          </chart:axis>
          <chart:series chart:style-name="ch10" chart:values-cell-range-address="'data-5-novec'.B2:'data-5-novec'.H2" chart:label-cell-address="'data-5-novec'.A2:'data-5-novec'.A2" chart:class="chart:scatter">
            <chart:domain table:cell-range-address="'data-5-novec'.B1:'data-5-novec'.H1"/>
            <chart:data-point chart:repeated="7"/>
          </chart:series>
          <chart:series chart:style-name="ch11" chart:values-cell-range-address="'data-5-novec'.B3:'data-5-novec'.H3" chart:label-cell-address="'data-5-novec'.A3:'data-5-novec'.A3" chart:class="chart:scatter">
            <chart:data-point chart:repeated="7"/>
          </chart:series>
          <chart:series chart:style-name="ch12" chart:values-cell-range-address="'data-5-novec'.B4:'data-5-novec'.H4" chart:label-cell-address="'data-5-novec'.A4:'data-5-novec'.A4" chart:class="chart:scatter">
            <chart:data-point chart:repeated="7"/>
          </chart:series>
          <chart:series chart:style-name="ch13" chart:values-cell-range-address="'data-5-novec'.B5:'data-5-novec'.H5" chart:label-cell-address="'data-5-novec'.A5:'data-5-novec'.A5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5-novec'.B1:'data-5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5-novec'.A2:'data-5-novec'.A2</svg:desc>
                </draw:g>
              </table:table-cell>
              <table:table-cell office:value-type="float" office:value="1.62">
                <text:p>1.62</text:p>
                <draw:g>
                  <svg:desc>'data-5-novec'.B2:'data-5-novec'.H2</svg:desc>
                </draw:g>
              </table:table-cell>
              <table:table-cell office:value-type="float" office:value="13.44">
                <text:p>13.44</text:p>
              </table:table-cell>
              <table:table-cell office:value-type="float" office:value="1.98">
                <text:p>1.98</text:p>
              </table:table-cell>
              <table:table-cell office:value-type="float" office:value="96.33">
                <text:p>96.33</text:p>
              </table:table-cell>
              <table:table-cell office:value-type="float" office:value="122.01">
                <text:p>122.01</text:p>
              </table:table-cell>
              <table:table-cell office:value-type="float" office:value="136.73">
                <text:p>136.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</text:p>
                <draw:g>
                  <svg:desc>'data-5-novec'.A3:'data-5-novec'.A3</svg:desc>
                </draw:g>
              </table:table-cell>
              <table:table-cell office:value-type="float" office:value="0.3">
                <text:p>0.3</text:p>
                <draw:g>
                  <svg:desc>'data-5-novec'.B3:'data-5-novec'.H3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16.72">
                <text:p>16.72</text:p>
              </table:table-cell>
              <table:table-cell office:value-type="float" office:value="135.32">
                <text:p>135.32</text:p>
              </table:table-cell>
              <table:table-cell office:value-type="float" office:value="263.88">
                <text:p>263.88</text:p>
              </table:table-cell>
              <table:table-cell office:value-type="float" office:value="264.35">
                <text:p>264.35</text:p>
              </table:table-cell>
            </table:table-row>
            <table:table-row>
              <table:table-cell office:value-type="string">
                <text:p>3</text:p>
                <draw:g>
                  <svg:desc>'data-5-novec'.A4:'data-5-novec'.A4</svg:desc>
                </draw:g>
              </table:table-cell>
              <table:table-cell office:value-type="float" office:value="0.23">
                <text:p>0.23</text:p>
                <draw:g>
                  <svg:desc>'data-5-novec'.B4:'data-5-novec'.H4</svg:desc>
                </draw:g>
              </table:table-cell>
              <table:table-cell office:value-type="float" office:value="26.89">
                <text:p>26.89</text:p>
              </table:table-cell>
              <table:table-cell office:value-type="float" office:value="2.98">
                <text:p>2.98</text:p>
              </table:table-cell>
              <table:table-cell office:value-type="float" office:value="102.15">
                <text:p>102.15</text:p>
              </table:table-cell>
              <table:table-cell office:value-type="float" office:value="221.39">
                <text:p>221.39</text:p>
              </table:table-cell>
              <table:table-cell office:value-type="float" office:value="382.3">
                <text:p>382.3</text:p>
              </table:table-cell>
              <table:table-cell office:value-type="float" office:value="384.54">
                <text:p>384.54</text:p>
              </table:table-cell>
            </table:table-row>
            <table:table-row>
              <table:table-cell office:value-type="string">
                <text:p>4</text:p>
                <draw:g>
                  <svg:desc>'data-5-novec'.A5:'data-5-novec'.A5</svg:desc>
                </draw:g>
              </table:table-cell>
              <table:table-cell office:value-type="float" office:value="0.18">
                <text:p>0.18</text:p>
                <draw:g>
                  <svg:desc>'data-5-novec'.B5:'data-5-novec'.H5</svg:desc>
                </draw:g>
              </table:table-cell>
              <table:table-cell office:value-type="float" office:value="24.88">
                <text:p>24.88</text:p>
              </table:table-cell>
              <table:table-cell office:value-type="float" office:value="12.82">
                <text:p>12.82</text:p>
              </table:table-cell>
              <table:table-cell office:value-type="float" office:value="17.23">
                <text:p>17.23</text:p>
              </table:table-cell>
              <table:table-cell office:value-type="float" office:value="129.85">
                <text:p>129.85</text:p>
              </table:table-cell>
              <table:table-cell office:value-type="float" office:value="504.99">
                <text:p>504.99</text:p>
              </table:table-cell>
              <table:table-cell office:value-type="float" office:value="507.39">
                <text:p>507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6cm" svg:height="13.042cm" xlink:href=".." xlink:type="simple" chart:class="chart:scatter" chart:style-name="ch1">
        <chart:legend chart:legend-position="end" svg:x="19.395cm" svg:y="4.728cm" style:legend-expansion="high" chart:style-name="ch2"/>
        <chart:plot-area chart:style-name="ch3" table:cell-range-address="'data-5-vec'.A2:'data-5-vec'.H5 'data-5-vec'.B1:'data-5-vec'.H1" chart:data-source-has-labels="row" svg:x="0.448cm" svg:y="0.26cm" svg:width="18.499cm" svg:height="12.522cm">
          <chartooo:coordinate-region svg:x="1.255cm" svg:y="0.459cm" svg:width="17.267cm" svg:height="11.6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5-vec'.B2:'data-5-vec'.B5" chart:label-cell-address="'data-5-vec'.B1:'data-5-vec'.B1" chart:class="chart:scatter">
            <chart:domain table:cell-range-address="'data-5-vec'.A2:'data-5-vec'.A5"/>
            <chart:data-point chart:repeated="4"/>
          </chart:series>
          <chart:series chart:style-name="ch7" chart:values-cell-range-address="'data-5-vec'.C2:'data-5-vec'.C5" chart:label-cell-address="'data-5-vec'.C1:'data-5-vec'.C1" chart:class="chart:scatter">
            <chart:data-point chart:repeated="4"/>
          </chart:series>
          <chart:series chart:style-name="ch8" chart:values-cell-range-address="'data-5-vec'.D2:'data-5-vec'.D5" chart:label-cell-address="'data-5-vec'.D1:'data-5-vec'.D1" chart:class="chart:scatter">
            <chart:data-point chart:repeated="4"/>
          </chart:series>
          <chart:series chart:style-name="ch9" chart:values-cell-range-address="'data-5-vec'.E2:'data-5-vec'.E5" chart:label-cell-address="'data-5-vec'.E1:'data-5-vec'.E1" chart:class="chart:scatter">
            <chart:data-point chart:repeated="4"/>
          </chart:series>
          <chart:series chart:style-name="ch10" chart:values-cell-range-address="'data-5-vec'.F2:'data-5-vec'.F5" chart:label-cell-address="'data-5-vec'.F1:'data-5-vec'.F1" chart:class="chart:scatter">
            <chart:data-point chart:repeated="4"/>
          </chart:series>
          <chart:series chart:style-name="ch11" chart:values-cell-range-address="'data-5-vec'.G2:'data-5-vec'.G5" chart:label-cell-address="'data-5-vec'.G1:'data-5-vec'.G1" chart:class="chart:scatter">
            <chart:data-point chart:repeated="4"/>
          </chart:series>
          <chart:series chart:style-name="ch12" chart:values-cell-range-address="'data-5-vec'.H2:'data-5-vec'.H5" chart:label-cell-address="'data-5-vec'.H1:'data-5-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5-vec'.B1:'data-5-vec'.B1</svg:desc>
                </draw:g>
              </table:table-cell>
              <table:table-cell office:value-type="string">
                <text:p>5000</text:p>
                <draw:g>
                  <svg:desc>'data-5-vec'.C1:'data-5-vec'.C1</svg:desc>
                </draw:g>
              </table:table-cell>
              <table:table-cell office:value-type="string">
                <text:p>10000</text:p>
                <draw:g>
                  <svg:desc>'data-5-vec'.D1:'data-5-vec'.D1</svg:desc>
                </draw:g>
              </table:table-cell>
              <table:table-cell office:value-type="string">
                <text:p>100000</text:p>
                <draw:g>
                  <svg:desc>'data-5-vec'.E1:'data-5-vec'.E1</svg:desc>
                </draw:g>
              </table:table-cell>
              <table:table-cell office:value-type="string">
                <text:p>1000000</text:p>
                <draw:g>
                  <svg:desc>'data-5-vec'.F1:'data-5-vec'.F1</svg:desc>
                </draw:g>
              </table:table-cell>
              <table:table-cell office:value-type="string">
                <text:p>64000000</text:p>
                <draw:g>
                  <svg:desc>'data-5-vec'.G1:'data-5-vec'.G1</svg:desc>
                </draw:g>
              </table:table-cell>
              <table:table-cell office:value-type="string">
                <text:p>100000000</text:p>
                <draw:g>
                  <svg:desc>'data-5-vec'.H1:'data-5-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5-vec'.A2:'data-5-vec'.A5</svg:desc>
                </draw:g>
              </table:table-cell>
              <table:table-cell office:value-type="float" office:value="7.57">
                <text:p>7.57</text:p>
                <draw:g>
                  <svg:desc>'data-5-vec'.B2:'data-5-vec'.B5</svg:desc>
                </draw:g>
              </table:table-cell>
              <table:table-cell office:value-type="float" office:value="3.52">
                <text:p>3.52</text:p>
                <draw:g>
                  <svg:desc>'data-5-vec'.C2:'data-5-vec'.C5</svg:desc>
                </draw:g>
              </table:table-cell>
              <table:table-cell office:value-type="float" office:value="39.05">
                <text:p>39.05</text:p>
                <draw:g>
                  <svg:desc>'data-5-vec'.D2:'data-5-vec'.D5</svg:desc>
                </draw:g>
              </table:table-cell>
              <table:table-cell office:value-type="float" office:value="17.3">
                <text:p>17.3</text:p>
                <draw:g>
                  <svg:desc>'data-5-vec'.E2:'data-5-vec'.E5</svg:desc>
                </draw:g>
              </table:table-cell>
              <table:table-cell office:value-type="float" office:value="101.55">
                <text:p>101.55</text:p>
                <draw:g>
                  <svg:desc>'data-5-vec'.F2:'data-5-vec'.F5</svg:desc>
                </draw:g>
              </table:table-cell>
              <table:table-cell office:value-type="float" office:value="289.67">
                <text:p>289.67</text:p>
                <draw:g>
                  <svg:desc>'data-5-vec'.G2:'data-5-vec'.G5</svg:desc>
                </draw:g>
              </table:table-cell>
              <table:table-cell office:value-type="float" office:value="287.25">
                <text:p>287.25</text:p>
                <draw:g>
                  <svg:desc>'data-5-vec'.H2:'data-5-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71">
                <text:p>0.71</text:p>
              </table:table-cell>
              <table:table-cell office:value-type="float" office:value="46.97">
                <text:p>46.97</text:p>
              </table:table-cell>
              <table:table-cell office:value-type="float" office:value="128.54">
                <text:p>128.54</text:p>
              </table:table-cell>
              <table:table-cell office:value-type="float" office:value="347.1">
                <text:p>347.1</text:p>
              </table:table-cell>
              <table:table-cell office:value-type="float" office:value="535.56">
                <text:p>535.56</text:p>
              </table:table-cell>
              <table:table-cell office:value-type="float" office:value="543.8">
                <text:p>5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5">
                <text:p>3.05</text:p>
              </table:table-cell>
              <table:table-cell office:value-type="float" office:value="1.45">
                <text:p>1.45</text:p>
              </table:table-cell>
              <table:table-cell office:value-type="float" office:value="2.95">
                <text:p>2.95</text:p>
              </table:table-cell>
              <table:table-cell office:value-type="float" office:value="20.89">
                <text:p>20.89</text:p>
              </table:table-cell>
              <table:table-cell office:value-type="float" office:value="190.15">
                <text:p>190.15</text:p>
              </table:table-cell>
              <table:table-cell office:value-type="float" office:value="769.03">
                <text:p>769.03</text:p>
              </table:table-cell>
              <table:table-cell office:value-type="float" office:value="767.84">
                <text:p>767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2">
                <text:p>2.82</text:p>
              </table:table-cell>
              <table:table-cell office:value-type="float" office:value="0.75">
                <text:p>0.75</text:p>
              </table:table-cell>
              <table:table-cell office:value-type="float" office:value="52.04">
                <text:p>52.04</text:p>
              </table:table-cell>
              <table:table-cell office:value-type="float" office:value="268.87">
                <text:p>268.87</text:p>
              </table:table-cell>
              <table:table-cell office:value-type="float" office:value="327.99">
                <text:p>327.99</text:p>
              </table:table-cell>
              <table:table-cell office:value-type="float" office:value="993.33">
                <text:p>993.33</text:p>
              </table:table-cell>
              <table:table-cell office:value-type="float" office:value="996.93">
                <text:p>996.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87cm" svg:height="12.75cm" xlink:href=".." xlink:type="simple" chart:class="chart:scatter" chart:style-name="ch1">
        <chart:legend chart:legend-position="end" svg:x="18.458cm" svg:y="5.329cm" style:legend-expansion="high" chart:style-name="ch2"/>
        <chart:plot-area chart:style-name="ch3" table:cell-range-address="'data-5-vec'.B1:'data-5-vec'.H5 'data-5-vec'.A2:'data-5-vec'.A5" chart:data-source-has-labels="column" svg:x="0.399cm" svg:y="0.255cm" svg:width="17.66cm" svg:height="12.24cm">
          <chartooo:coordinate-region svg:x="1.206cm" svg:y="0.455cm" svg:width="15.833cm" svg:height="11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5-vec'.B2:'data-5-vec'.H2" chart:label-cell-address="'data-5-vec'.A2:'data-5-vec'.A2" chart:class="chart:scatter">
            <chart:domain table:cell-range-address="'data-5-vec'.B1:'data-5-vec'.H1"/>
            <chart:data-point chart:repeated="7"/>
          </chart:series>
          <chart:series chart:style-name="ch7" chart:values-cell-range-address="'data-5-vec'.B3:'data-5-vec'.H3" chart:label-cell-address="'data-5-vec'.A3:'data-5-vec'.A3" chart:class="chart:scatter">
            <chart:data-point chart:repeated="7"/>
          </chart:series>
          <chart:series chart:style-name="ch8" chart:values-cell-range-address="'data-5-vec'.B4:'data-5-vec'.H4" chart:label-cell-address="'data-5-vec'.A4:'data-5-vec'.A4" chart:class="chart:scatter">
            <chart:data-point chart:repeated="7"/>
          </chart:series>
          <chart:series chart:style-name="ch9" chart:values-cell-range-address="'data-5-vec'.B5:'data-5-vec'.H5" chart:label-cell-address="'data-5-vec'.A5:'data-5-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5-vec'.B1:'data-5-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5-vec'.A2:'data-5-vec'.A2</svg:desc>
                </draw:g>
              </table:table-cell>
              <table:table-cell office:value-type="float" office:value="7.57">
                <text:p>7.57</text:p>
                <draw:g>
                  <svg:desc>'data-5-vec'.B2:'data-5-vec'.H2</svg:desc>
                </draw:g>
              </table:table-cell>
              <table:table-cell office:value-type="float" office:value="3.52">
                <text:p>3.52</text:p>
              </table:table-cell>
              <table:table-cell office:value-type="float" office:value="39.05">
                <text:p>39.05</text:p>
              </table:table-cell>
              <table:table-cell office:value-type="float" office:value="17.3">
                <text:p>17.3</text:p>
              </table:table-cell>
              <table:table-cell office:value-type="float" office:value="101.55">
                <text:p>101.55</text:p>
              </table:table-cell>
              <table:table-cell office:value-type="float" office:value="289.67">
                <text:p>289.67</text:p>
              </table:table-cell>
              <table:table-cell office:value-type="float" office:value="287.25">
                <text:p>287.25</text:p>
              </table:table-cell>
            </table:table-row>
            <table:table-row>
              <table:table-cell office:value-type="string">
                <text:p>2</text:p>
                <draw:g>
                  <svg:desc>'data-5-vec'.A3:'data-5-vec'.A3</svg:desc>
                </draw:g>
              </table:table-cell>
              <table:table-cell office:value-type="float" office:value="0.16">
                <text:p>0.16</text:p>
                <draw:g>
                  <svg:desc>'data-5-vec'.B3:'data-5-vec'.H3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46.97">
                <text:p>46.97</text:p>
              </table:table-cell>
              <table:table-cell office:value-type="float" office:value="128.54">
                <text:p>128.54</text:p>
              </table:table-cell>
              <table:table-cell office:value-type="float" office:value="347.1">
                <text:p>347.1</text:p>
              </table:table-cell>
              <table:table-cell office:value-type="float" office:value="535.56">
                <text:p>535.56</text:p>
              </table:table-cell>
              <table:table-cell office:value-type="float" office:value="543.8">
                <text:p>543.8</text:p>
              </table:table-cell>
            </table:table-row>
            <table:table-row>
              <table:table-cell office:value-type="string">
                <text:p>3</text:p>
                <draw:g>
                  <svg:desc>'data-5-vec'.A4:'data-5-vec'.A4</svg:desc>
                </draw:g>
              </table:table-cell>
              <table:table-cell office:value-type="float" office:value="3.05">
                <text:p>3.05</text:p>
                <draw:g>
                  <svg:desc>'data-5-vec'.B4:'data-5-vec'.H4</svg:desc>
                </draw:g>
              </table:table-cell>
              <table:table-cell office:value-type="float" office:value="1.45">
                <text:p>1.45</text:p>
              </table:table-cell>
              <table:table-cell office:value-type="float" office:value="2.95">
                <text:p>2.95</text:p>
              </table:table-cell>
              <table:table-cell office:value-type="float" office:value="20.89">
                <text:p>20.89</text:p>
              </table:table-cell>
              <table:table-cell office:value-type="float" office:value="190.15">
                <text:p>190.15</text:p>
              </table:table-cell>
              <table:table-cell office:value-type="float" office:value="769.03">
                <text:p>769.03</text:p>
              </table:table-cell>
              <table:table-cell office:value-type="float" office:value="767.84">
                <text:p>767.84</text:p>
              </table:table-cell>
            </table:table-row>
            <table:table-row>
              <table:table-cell office:value-type="string">
                <text:p>4</text:p>
                <draw:g>
                  <svg:desc>'data-5-vec'.A5:'data-5-vec'.A5</svg:desc>
                </draw:g>
              </table:table-cell>
              <table:table-cell office:value-type="float" office:value="2.82">
                <text:p>2.82</text:p>
                <draw:g>
                  <svg:desc>'data-5-vec'.B5:'data-5-vec'.H5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52.04">
                <text:p>52.04</text:p>
              </table:table-cell>
              <table:table-cell office:value-type="float" office:value="268.87">
                <text:p>268.87</text:p>
              </table:table-cell>
              <table:table-cell office:value-type="float" office:value="327.99">
                <text:p>327.99</text:p>
              </table:table-cell>
              <table:table-cell office:value-type="float" office:value="993.33">
                <text:p>993.33</text:p>
              </table:table-cell>
              <table:table-cell office:value-type="float" office:value="996.93">
                <text:p>996.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61cm" svg:height="15.301cm" xlink:href=".." xlink:type="simple" chart:class="chart:scatter" chart:style-name="ch1">
        <chart:legend chart:legend-position="end" svg:x="19.65cm" svg:y="5.857cm" style:legend-expansion="high" chart:style-name="ch2"/>
        <chart:plot-area chart:style-name="ch3" table:cell-range-address="'data-5-novec'.A2:'data-5-novec'.H5 'data-5-novec'.B1:'data-5-novec'.H1" chart:data-source-has-labels="row" svg:x="0.453cm" svg:y="0.306cm" svg:width="18.744cm" svg:height="14.689cm">
          <chartooo:coordinate-region svg:x="1.26cm" svg:y="0.506cm" svg:width="17.697cm" svg:height="13.8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5-novec'.B2:'data-5-novec'.B5" chart:label-cell-address="'data-5-novec'.B1:'data-5-novec'.B1" chart:class="chart:scatter">
            <chart:domain table:cell-range-address="'data-5-novec'.A2:'data-5-novec'.A5"/>
            <chart:data-point chart:repeated="4"/>
          </chart:series>
          <chart:series chart:style-name="ch7" chart:values-cell-range-address="'data-5-novec'.C2:'data-5-novec'.C5" chart:label-cell-address="'data-5-novec'.C1:'data-5-novec'.C1" chart:class="chart:scatter">
            <chart:data-point chart:repeated="4"/>
          </chart:series>
          <chart:series chart:style-name="ch8" chart:values-cell-range-address="'data-5-novec'.D2:'data-5-novec'.D5" chart:label-cell-address="'data-5-novec'.D1:'data-5-novec'.D1" chart:class="chart:scatter">
            <chart:data-point chart:repeated="4"/>
          </chart:series>
          <chart:series chart:style-name="ch9" chart:values-cell-range-address="'data-5-novec'.E2:'data-5-novec'.E5" chart:label-cell-address="'data-5-novec'.E1:'data-5-novec'.E1" chart:class="chart:scatter">
            <chart:data-point chart:repeated="4"/>
          </chart:series>
          <chart:series chart:style-name="ch10" chart:values-cell-range-address="'data-5-novec'.F2:'data-5-novec'.F5" chart:label-cell-address="'data-5-novec'.F1:'data-5-novec'.F1" chart:class="chart:scatter">
            <chart:data-point chart:repeated="4"/>
          </chart:series>
          <chart:series chart:style-name="ch11" chart:values-cell-range-address="'data-5-novec'.G2:'data-5-novec'.G5" chart:label-cell-address="'data-5-novec'.G1:'data-5-novec'.G1" chart:class="chart:scatter">
            <chart:data-point chart:repeated="4"/>
          </chart:series>
          <chart:series chart:style-name="ch12" chart:values-cell-range-address="'data-5-novec'.H2:'data-5-novec'.H5" chart:label-cell-address="'data-5-novec'.H1:'data-5-novec'.H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'data-5-novec'.B1:'data-5-novec'.B1</svg:desc>
                </draw:g>
              </table:table-cell>
              <table:table-cell office:value-type="string">
                <text:p>5000</text:p>
                <draw:g>
                  <svg:desc>'data-5-novec'.C1:'data-5-novec'.C1</svg:desc>
                </draw:g>
              </table:table-cell>
              <table:table-cell office:value-type="string">
                <text:p>10000</text:p>
                <draw:g>
                  <svg:desc>'data-5-novec'.D1:'data-5-novec'.D1</svg:desc>
                </draw:g>
              </table:table-cell>
              <table:table-cell office:value-type="string">
                <text:p>100000</text:p>
                <draw:g>
                  <svg:desc>'data-5-novec'.E1:'data-5-novec'.E1</svg:desc>
                </draw:g>
              </table:table-cell>
              <table:table-cell office:value-type="string">
                <text:p>1000000</text:p>
                <draw:g>
                  <svg:desc>'data-5-novec'.F1:'data-5-novec'.F1</svg:desc>
                </draw:g>
              </table:table-cell>
              <table:table-cell office:value-type="string">
                <text:p>64000000</text:p>
                <draw:g>
                  <svg:desc>'data-5-novec'.G1:'data-5-novec'.G1</svg:desc>
                </draw:g>
              </table:table-cell>
              <table:table-cell office:value-type="string">
                <text:p>100000000</text:p>
                <draw:g>
                  <svg:desc>'data-5-novec'.H1:'data-5-novec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5-novec'.A2:'data-5-novec'.A5</svg:desc>
                </draw:g>
              </table:table-cell>
              <table:table-cell office:value-type="float" office:value="1.62">
                <text:p>1.62</text:p>
                <draw:g>
                  <svg:desc>'data-5-novec'.B2:'data-5-novec'.B5</svg:desc>
                </draw:g>
              </table:table-cell>
              <table:table-cell office:value-type="float" office:value="13.44">
                <text:p>13.44</text:p>
                <draw:g>
                  <svg:desc>'data-5-novec'.C2:'data-5-novec'.C5</svg:desc>
                </draw:g>
              </table:table-cell>
              <table:table-cell office:value-type="float" office:value="1.98">
                <text:p>1.98</text:p>
                <draw:g>
                  <svg:desc>'data-5-novec'.D2:'data-5-novec'.D5</svg:desc>
                </draw:g>
              </table:table-cell>
              <table:table-cell office:value-type="float" office:value="96.33">
                <text:p>96.33</text:p>
                <draw:g>
                  <svg:desc>'data-5-novec'.E2:'data-5-novec'.E5</svg:desc>
                </draw:g>
              </table:table-cell>
              <table:table-cell office:value-type="float" office:value="122.01">
                <text:p>122.01</text:p>
                <draw:g>
                  <svg:desc>'data-5-novec'.F2:'data-5-novec'.F5</svg:desc>
                </draw:g>
              </table:table-cell>
              <table:table-cell office:value-type="float" office:value="136.73">
                <text:p>136.73</text:p>
                <draw:g>
                  <svg:desc>'data-5-novec'.G2:'data-5-novec'.G5</svg:desc>
                </draw:g>
              </table:table-cell>
              <table:table-cell office:value-type="float" office:value="137">
                <text:p>137</text:p>
                <draw:g>
                  <svg:desc>'data-5-novec'.H2:'data-5-novec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16.72">
                <text:p>16.72</text:p>
              </table:table-cell>
              <table:table-cell office:value-type="float" office:value="135.32">
                <text:p>135.32</text:p>
              </table:table-cell>
              <table:table-cell office:value-type="float" office:value="263.88">
                <text:p>263.88</text:p>
              </table:table-cell>
              <table:table-cell office:value-type="float" office:value="264.35">
                <text:p>264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26.89">
                <text:p>26.89</text:p>
              </table:table-cell>
              <table:table-cell office:value-type="float" office:value="2.98">
                <text:p>2.98</text:p>
              </table:table-cell>
              <table:table-cell office:value-type="float" office:value="102.15">
                <text:p>102.15</text:p>
              </table:table-cell>
              <table:table-cell office:value-type="float" office:value="221.39">
                <text:p>221.39</text:p>
              </table:table-cell>
              <table:table-cell office:value-type="float" office:value="382.3">
                <text:p>382.3</text:p>
              </table:table-cell>
              <table:table-cell office:value-type="float" office:value="384.54">
                <text:p>38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24.88">
                <text:p>24.88</text:p>
              </table:table-cell>
              <table:table-cell office:value-type="float" office:value="12.82">
                <text:p>12.82</text:p>
              </table:table-cell>
              <table:table-cell office:value-type="float" office:value="17.23">
                <text:p>17.23</text:p>
              </table:table-cell>
              <table:table-cell office:value-type="float" office:value="129.85">
                <text:p>129.85</text:p>
              </table:table-cell>
              <table:table-cell office:value-type="float" office:value="504.99">
                <text:p>504.99</text:p>
              </table:table-cell>
              <table:table-cell office:value-type="float" office:value="507.39">
                <text:p>507.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25cm" svg:height="14.238cm" xlink:href=".." xlink:type="simple" chart:class="chart:scatter" chart:style-name="ch1">
        <chart:legend chart:legend-position="end" svg:x="18.896cm" svg:y="6.073cm" style:legend-expansion="high" chart:style-name="ch2"/>
        <chart:plot-area chart:style-name="ch3" table:cell-range-address="'data-5-novec'.B1:'data-5-novec'.H5 'data-5-novec'.A2:'data-5-novec'.A5" chart:data-source-has-labels="column" svg:x="0.408cm" svg:y="0.284cm" svg:width="18.08cm" svg:height="13.67cm">
          <chartooo:coordinate-region svg:x="1.215cm" svg:y="0.483cm" svg:width="16.438cm" svg:height="12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5-novec'.B2:'data-5-novec'.H2" chart:label-cell-address="'data-5-novec'.A2:'data-5-novec'.A2" chart:class="chart:scatter">
            <chart:domain table:cell-range-address="'data-5-novec'.B1:'data-5-novec'.H1"/>
            <chart:data-point chart:repeated="7"/>
          </chart:series>
          <chart:series chart:style-name="ch7" chart:values-cell-range-address="'data-5-novec'.B3:'data-5-novec'.H3" chart:label-cell-address="'data-5-novec'.A3:'data-5-novec'.A3" chart:class="chart:scatter">
            <chart:data-point chart:repeated="7"/>
          </chart:series>
          <chart:series chart:style-name="ch8" chart:values-cell-range-address="'data-5-novec'.B4:'data-5-novec'.H4" chart:label-cell-address="'data-5-novec'.A4:'data-5-novec'.A4" chart:class="chart:scatter">
            <chart:data-point chart:repeated="7"/>
          </chart:series>
          <chart:series chart:style-name="ch9" chart:values-cell-range-address="'data-5-novec'.B5:'data-5-novec'.H5" chart:label-cell-address="'data-5-novec'.A5:'data-5-novec'.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'data-5-novec'.B1:'data-5-novec'.H1</svg:desc>
                </draw:g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64000000">
                <text:p>6400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1</text:p>
                <draw:g>
                  <svg:desc>'data-5-novec'.A2:'data-5-novec'.A2</svg:desc>
                </draw:g>
              </table:table-cell>
              <table:table-cell office:value-type="float" office:value="1.62">
                <text:p>1.62</text:p>
                <draw:g>
                  <svg:desc>'data-5-novec'.B2:'data-5-novec'.H2</svg:desc>
                </draw:g>
              </table:table-cell>
              <table:table-cell office:value-type="float" office:value="13.44">
                <text:p>13.44</text:p>
              </table:table-cell>
              <table:table-cell office:value-type="float" office:value="1.98">
                <text:p>1.98</text:p>
              </table:table-cell>
              <table:table-cell office:value-type="float" office:value="96.33">
                <text:p>96.33</text:p>
              </table:table-cell>
              <table:table-cell office:value-type="float" office:value="122.01">
                <text:p>122.01</text:p>
              </table:table-cell>
              <table:table-cell office:value-type="float" office:value="136.73">
                <text:p>136.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</text:p>
                <draw:g>
                  <svg:desc>'data-5-novec'.A3:'data-5-novec'.A3</svg:desc>
                </draw:g>
              </table:table-cell>
              <table:table-cell office:value-type="float" office:value="0.3">
                <text:p>0.3</text:p>
                <draw:g>
                  <svg:desc>'data-5-novec'.B3:'data-5-novec'.H3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5.8">
                <text:p>5.8</text:p>
              </table:table-cell>
              <table:table-cell office:value-type="float" office:value="16.72">
                <text:p>16.72</text:p>
              </table:table-cell>
              <table:table-cell office:value-type="float" office:value="135.32">
                <text:p>135.32</text:p>
              </table:table-cell>
              <table:table-cell office:value-type="float" office:value="263.88">
                <text:p>263.88</text:p>
              </table:table-cell>
              <table:table-cell office:value-type="float" office:value="264.35">
                <text:p>264.35</text:p>
              </table:table-cell>
            </table:table-row>
            <table:table-row>
              <table:table-cell office:value-type="string">
                <text:p>3</text:p>
                <draw:g>
                  <svg:desc>'data-5-novec'.A4:'data-5-novec'.A4</svg:desc>
                </draw:g>
              </table:table-cell>
              <table:table-cell office:value-type="float" office:value="0.23">
                <text:p>0.23</text:p>
                <draw:g>
                  <svg:desc>'data-5-novec'.B4:'data-5-novec'.H4</svg:desc>
                </draw:g>
              </table:table-cell>
              <table:table-cell office:value-type="float" office:value="26.89">
                <text:p>26.89</text:p>
              </table:table-cell>
              <table:table-cell office:value-type="float" office:value="2.98">
                <text:p>2.98</text:p>
              </table:table-cell>
              <table:table-cell office:value-type="float" office:value="102.15">
                <text:p>102.15</text:p>
              </table:table-cell>
              <table:table-cell office:value-type="float" office:value="221.39">
                <text:p>221.39</text:p>
              </table:table-cell>
              <table:table-cell office:value-type="float" office:value="382.3">
                <text:p>382.3</text:p>
              </table:table-cell>
              <table:table-cell office:value-type="float" office:value="384.54">
                <text:p>384.54</text:p>
              </table:table-cell>
            </table:table-row>
            <table:table-row>
              <table:table-cell office:value-type="string">
                <text:p>4</text:p>
                <draw:g>
                  <svg:desc>'data-5-novec'.A5:'data-5-novec'.A5</svg:desc>
                </draw:g>
              </table:table-cell>
              <table:table-cell office:value-type="float" office:value="0.18">
                <text:p>0.18</text:p>
                <draw:g>
                  <svg:desc>'data-5-novec'.B5:'data-5-novec'.H5</svg:desc>
                </draw:g>
              </table:table-cell>
              <table:table-cell office:value-type="float" office:value="24.88">
                <text:p>24.88</text:p>
              </table:table-cell>
              <table:table-cell office:value-type="float" office:value="12.82">
                <text:p>12.82</text:p>
              </table:table-cell>
              <table:table-cell office:value-type="float" office:value="17.23">
                <text:p>17.23</text:p>
              </table:table-cell>
              <table:table-cell office:value-type="float" office:value="129.85">
                <text:p>129.85</text:p>
              </table:table-cell>
              <table:table-cell office:value-type="float" office:value="504.99">
                <text:p>504.99</text:p>
              </table:table-cell>
              <table:table-cell office:value-type="float" office:value="507.39">
                <text:p>507.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